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8fc9" officeooo:paragraph-rsid="00518fc9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8fc9" officeooo:paragraph-rsid="00518fc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officeooo:rsid="003e53c6"/>
    </style:style>
    <style:style style:name="T10" style:family="text">
      <style:text-properties officeooo:rsid="00401dd4"/>
    </style:style>
    <style:style style:name="T11" style:family="text">
      <style:text-properties officeooo:rsid="0043b9fe"/>
    </style:style>
    <style:style style:name="T12" style:family="text">
      <style:text-properties officeooo:rsid="0044c3e8"/>
    </style:style>
    <style:style style:name="T13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5845427179549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78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82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2"><text:span text:style-name="T6">для объявления переменных</text:span></text:p>
            <text:p text:style-name="P62"/>
            <text:p text:style-name="P62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79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79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3">Длина строки, нет в стандарте</text:span></text:p>
          </table:table-cell>
        </table:table-row>
        <text:soft-page-break/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2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9">R</text:span></text:p>
          </table:table-cell>
          <table:table-cell table:style-name="Таблица3.A2" office:value-type="string">
            <text:p text:style-name="P54">ЛС<text:span text:style-name="T12">П</text:span></text:p>
          </table:table-cell>
          <table:table-cell table:style-name="Таблица3.C2" office:value-type="string">
            <text:p text:style-name="P54"><text:span text:style-name="T12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5"><text:span text:style-name="T10">ЛСЛ</text:span></text:p>
          </table:table-cell>
          <table:table-cell table:style-name="Таблица3.C2" office:value-type="string">
            <text:p text:style-name="P55"><text:span text:style-name="T10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5">ЛИШН</text:p>
          </table:table-cell>
          <table:table-cell table:style-name="Таблица3.C2" office:value-type="string">
            <text:p text:style-name="P55"><text:span text:style-name="T9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6">ЦС<text:span text:style-name="T11">П</text:span></text:p>
          </table:table-cell>
          <table:table-cell table:style-name="Таблица3.C2" office:value-type="string">
            <text:p text:style-name="P56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7">ЗС<text:span text:style-name="T13">П</text:span></text:p>
          </table:table-cell>
          <table:table-cell table:style-name="Таблица3.C2" office:value-type="string">
            <text:p text:style-name="P57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58">КЦЕЛ</text:p>
          </table:table-cell>
          <table:table-cell table:style-name="Таблица3.C2" office:value-type="string">
            <text:p text:style-name="P58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59">КВЕЩ</text:p>
          </table:table-cell>
          <table:table-cell table:style-name="Таблица3.C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60">НЛИТ</text:p>
          </table:table-cell>
          <table:table-cell table:style-name="Таблица3.C2" office:value-type="string">
            <text:p text:style-name="P60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3">ВЛИТ</text:p>
          </table:table-cell>
          <table:table-cell table:style-name="Таблица3.C2" office:value-type="string">
            <text:p text:style-name="P60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4">ДОБВ</text:p>
          </table:table-cell>
          <table:table-cell table:style-name="Таблица3.C2" office:value-type="string">
            <text:p text:style-name="P74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5">ВЫЧВ</text:p>
          </table:table-cell>
          <table:table-cell table:style-name="Таблица3.C2" office:value-type="string">
            <text:p text:style-name="P75">Вычесть из набора</text:p>
          </table:table-cell>
        </table:table-row>
        <table:table-row>
          <table:table-cell table:style-name="Таблица3.A2" office:value-type="string">
            <text:p text:style-name="P52">COPY</text:p>
          </table:table-cell>
          <table:table-cell table:style-name="Таблица3.A2" office:value-type="string">
            <text:p text:style-name="P76">КОПИЯ</text:p>
          </table:table-cell>
          <table:table-cell table:style-name="Таблица3.C2" office:value-type="string">
            <text:p text:style-name="P75"/>
          </table:table-cell>
        </table:table-row>
        <table:table-row>
          <table:table-cell table:style-name="Таблица3.A2" office:value-type="string">
            <text:p text:style-name="P53">PACK</text:p>
          </table:table-cell>
          <table:table-cell table:style-name="Таблица3.A2" office:value-type="string">
            <text:p text:style-name="P77">УПАК</text:p>
          </table:table-cell>
          <table:table-cell table:style-name="Таблица3.C2" office:value-type="string">
            <text:p text:style-name="P75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58:44</text:modification-time> <text:s/><text:editing-cycles>49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58:43.894000000</dc:date>
    <meta:editing-duration>PT6H13M44S</meta:editing-duration>
    <meta:editing-cycles>49</meta:editing-cycles>
    <meta:document-statistic meta:table-count="3" meta:image-count="0" meta:object-count="0" meta:page-count="4" meta:paragraph-count="164" meta:word-count="385" meta:character-count="2566" meta:non-whitespace-character-count="2342"/>
  </office:meta>
</office:document-meta>
</file>